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</style:style>
    <style:style style:name="P7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nteúdo:</text:span><text:span text:style-name="T2"> Árvore solar</text:span></text:p>
      <text:p text:style-name="P2"><text:span text:style-name="T1">Palavra - chave:</text:span></text:p>
      <text:p text:style-name="P2"><text:span text:style-name="T1">Título: Árvore de wi fi, gerada por energia solar.</text:span></text:p>
      <text:p text:style-name="P4"/>
      <text:p text:style-name="P1"><text:span text:style-name="T2">As tendências tecnológicas estão demonstrando uma incrível capacidade de reverter problemas em soluções.</text:span></text:p>
      <text:p text:style-name="P3"/>
      <text:p text:style-name="P1"><text:span text:style-name="T2">Em qualquer lugar do mundo as tecnologias sustentáveis estão ajudando as pessoas.</text:span></text:p>
      <text:p text:style-name="P3"/>
      <text:p text:style-name="P1"><text:span text:style-name="T2">Uma delas é a energia solar, que está revolucionando todos os mercados. </text:span></text:p>
      <text:p text:style-name="P3"/>
      <text:p text:style-name="P1"><text:span text:style-name="T2">Engenheiros estão criando cada dia algo novo que tenha uma sincronia com o uso de pessoas e que seja sustentável, produzindo uma variedade de aparelhos portáteis, e que seja acessível para todos. </text:span></text:p>
      <text:p text:style-name="P3"/>
      <text:p text:style-name="P1"><text:span text:style-name="T2">Agora a cidade de Pato Branco no estado do Paraná terá uma ÁRVORE DIGITAL, no centro da cidade em um dos pontos turísticos da cidade: a Praça Presidente Vargas.</text:span></text:p>
      <text:p text:style-name="P3"/>
      <text:p text:style-name="P1"><text:span text:style-name="T2">No dia 20 de outubro de 2017 a cidade recebeu uma ÁRVORE DIGITAL.</text:span></text:p>
      <text:p text:style-name="P3"/>
      <text:p text:style-name="P1"><text:span text:style-name="T2">Seu objetivo é carregar celulares, poderão ser carregados 16 celulares simultaneamente e junto com isso irá ser disponibilizado 150 mbps de internet, reforçando a Internet Wi-fi já existente na praça, “Wi Fácil”.</text:span></text:p>
      <text:p text:style-name="P3"/>
      <text:p text:style-name="P1"><text:span text:style-name="T2">Essa ÁRVORE DIGITAL foi doação da empresa Solus Energias de Maringá, empresa participante da Feira de Ciência, Tecnologia e Inovação de Pato Branco – Inventum 2017, a Copel também está participando dessa inovação, fornecendo o sinal de Internet Wi-Fi.</text:span></text:p>
      <text:p text:style-name="P3"/>
      <text:p text:style-name="P1"><text:span text:style-name="T2">Uma das principais vantagens da Árvore é que a geração de energia <text:s/>é totalmente feita sobre energia solar. Ela tem a capacidade de absorver a energia do sol e gerar energia para os celulares, sem uso de rede elétrica e totalmente sustentável. </text:span></text:p>
      <text:p text:style-name="P3"/>
      <text:p text:style-name="P6"><text:span text:style-name="T2">O secretário municipal de Ciência, Tecnologia e Inovação de Pato Branco, Géri Dutra, destaca que:</text:span></text:p>
      <text:p text:style-name="P5"/>
      <text:p text:style-name="P6"><text:span text:style-name="T2">“Em virtude das características e demandas da cidade, recebemos a doação desta árvore tecnológica, para que a população possa fazer uso de todos os recursos que ela disponibiliza. É mais uma ação da municipalidade, em parceria com a iniciativa privada, atendendo ao nosso planejamento voltado à inclusão digital”.</text:span></text:p>
      <text:p text:style-name="P6"><text:soft-page-break/><text:span text:style-name="T2">O aparelho disponível para carregar celulares e demais dispositivos móveis, era uma demanda que a população estava indicando, agora sendo sanada.</text:span></text:p>
      <text:p text:style-name="P5"/>
      <text:p text:style-name="P6"><text:span text:style-name="T2"><text:s/>“Além disso, nesse espaço público teremos acesso à informação e conteúdos disponibilizados na Internet com mais qualidade e maior velocidade, condição fundamental para uma cidade inteligente como é o caso de Pato Branco, que é polo universitário e que se destaca pelas oportunidades oferecidas na área da tecnologia e da inovação”, reforçou Géri.</text:span></text:p>
      <text:p text:style-name="P5"/>
      <text:p text:style-name="P6"><text:span text:style-name="T2">Para Augustinho Zucchi, prefeito da cidade de Pato Branco, a vinda da árvore digital, é um marco histórico para a cidade. </text:span></text:p>
      <text:p text:style-name="P5"/>
      <text:p text:style-name="P6"><text:span text:style-name="T2">Quer saber mais sobre energia solar, leia nosso blog, visite nossas redes sociai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409" meta:character-count="2578" meta:non-whitespace-character-count="2180"/>
    <meta:generator>LibreOfficeDev/5.1.0.3$Linux_X86_64 LibreOffice_project/</meta:generator>
  </office:meta>
</office:document-meta>
</file>